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30%" fo:text-align="center" style:justify-single-word="false"/>
      <style:text-properties officeooo:rsid="00011123" officeooo:paragraph-rsid="00011123"/>
    </style:style>
    <style:style style:name="P2" style:family="paragraph" style:parent-style-name="Standard">
      <style:paragraph-properties fo:line-height="130%" fo:text-align="justify" style:justify-single-word="false"/>
      <style:text-properties officeooo:rsid="00011123" officeooo:paragraph-rsid="00011123"/>
    </style:style>
    <style:style style:name="P3" style:family="paragraph" style:parent-style-name="Standard">
      <style:paragraph-properties fo:line-height="130%" fo:text-align="justify" style:justify-single-word="false"/>
      <style:text-properties officeooo:rsid="00022a0b" officeooo:paragraph-rsid="00022a0b"/>
    </style:style>
    <style:style style:name="P4" style:family="paragraph" style:parent-style-name="Standard" style:list-style-name="L1">
      <style:paragraph-properties fo:line-height="130%" fo:text-align="justify" style:justify-single-word="false"/>
      <style:text-properties officeooo:rsid="00011123" officeooo:paragraph-rsid="00011123"/>
    </style:style>
    <style:style style:name="P5" style:family="paragraph" style:parent-style-name="Standard" style:list-style-name="L1">
      <style:paragraph-properties fo:line-height="130%" fo:text-align="justify" style:justify-single-word="false"/>
      <style:text-properties officeooo:rsid="00011123" officeooo:paragraph-rsid="0004a134"/>
    </style:style>
    <style:style style:name="P6" style:family="paragraph" style:parent-style-name="Standard" style:list-style-name="L1">
      <style:paragraph-properties fo:line-height="130%" fo:text-align="justify" style:justify-single-word="false"/>
      <style:text-properties officeooo:rsid="00022a0b" officeooo:paragraph-rsid="00022a0b"/>
    </style:style>
    <style:style style:name="P7" style:family="paragraph" style:parent-style-name="Standard" style:list-style-name="L2">
      <style:paragraph-properties fo:line-height="130%" fo:text-align="justify" style:justify-single-word="false"/>
      <style:text-properties officeooo:rsid="00022a0b" officeooo:paragraph-rsid="00022a0b"/>
    </style:style>
    <style:style style:name="P8" style:family="paragraph" style:parent-style-name="Standard" style:list-style-name="L2">
      <style:paragraph-properties fo:line-height="130%" fo:text-align="justify" style:justify-single-word="false"/>
      <style:text-properties officeooo:rsid="0004a134" officeooo:paragraph-rsid="0004a134"/>
    </style:style>
    <style:style style:name="T1" style:family="text">
      <style:text-properties fo:color="#000000" style:font-name="Times New Roman" fo:font-size="12pt" fo:language="none" fo:country="none" officeooo:rsid="00109e42" style:font-size-asian="12pt" style:font-name-complex="Times New Roman1" style:font-size-complex="12pt"/>
    </style:style>
    <style:style style:name="T2" style:family="text">
      <style:text-properties officeooo:rsid="0002d948"/>
    </style:style>
    <style:style style:name="T3" style:family="text">
      <style:text-properties officeooo:rsid="0004a134"/>
    </style:style>
    <style:style style:name="T4" style:family="text">
      <style:text-properties officeooo:rsid="00079eaf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Лабораторная работа № <text:span text:style-name="T4">2</text:span></text:p>
      <text:p text:style-name="P1">“<text:span text:style-name="T1">Реализовать простейшую иерархию классов</text:span>”</text:p>
      <text:p text:style-name="P1"/>
      <text:p text:style-name="P2"><text:tab/>Реализовать <text:span text:style-name="T3">простую иерархию</text:span> класс<text:span text:style-name="T3">ов</text:span> по теме курсовой работы. Использовать принципы <text:span text:style-name="T3">наследования и полиморфизма. </text:span>Написать тестовое приложение для демонстрации работы классов.</text:p>
      <text:p text:style-name="P2"/>
      <text:p text:style-name="P2"><text:tab/>Содержание отчёта</text:p>
      <text:list xml:id="list1813134656925941985" text:style-name="L1">
        <text:list-item>
          <text:p text:style-name="P5">Описание <text:span text:style-name="T3">иерархии </text:span>класс<text:span text:style-name="T3">ов (в виде дерева)</text:span></text:p>
        </text:list-item>
        <text:list-item>
          <text:p text:style-name="P4">Описание класс<text:span text:style-name="T3">ов</text:span> (имя, свойства и методы)</text:p>
        </text:list-item>
        <text:list-item>
          <text:p text:style-name="P6">Содержимое заголовочного файла.</text:p>
        </text:list-item>
        <text:list-item>
          <text:p text:style-name="P6">Пример работы тестового приложения</text:p>
        </text:list-item>
      </text:list>
      <text:p text:style-name="P3"/>
      <text:p text:style-name="P3"><text:tab/>Вопросы на защиту</text:p>
      <text:list xml:id="list8678427528657262755" text:style-name="L2">
        <text:list-item>
          <text:p text:style-name="P8">В чём заключается принцип наследования в ООП? Привести пример</text:p>
        </text:list-item>
        <text:list-item>
          <text:p text:style-name="P8">Как реализуется наследование в C++? Что такое множественное наследование? Привести примеры.</text:p>
        </text:list-item>
        <text:list-item>
          <text:p text:style-name="P8">Что понимается под принципом полиморфизма в ООП? Привести пример.</text:p>
        </text:list-item>
        <text:list-item>
          <text:p text:style-name="P8">Как реализуется принцип полиморфизма в C++? Привести пример.</text:p>
        </text:list-item>
        <text:list-item>
          <text:p text:style-name="P8">Как работают спецификаторы доступа при наследовании в C++? Привести пример.</text:p>
        </text:list-item>
        <text:list-item>
          <text:p text:style-name="P8">Что такое абстрактный метод и класс в C++. Какие особенности их использования? Привести примеры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1T21:41:44.800450665</meta:creation-date>
    <dc:date>2019-09-08T22:14:14.411746825</dc:date>
    <meta:editing-duration>PT25M47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123" meta:character-count="890" meta:non-whitespace-character-count="789"/>
  </office:meta>
</office:document-meta>
</file>